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8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3333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1" table:default-cell-style-name="ce55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55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4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4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0"/>
          <table:table-cell table:style-name="ce74" table:number-columns-repeated="3"/>
          <table:table-cell table:style-name="ce52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'/S'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'/S' AppData</text:p>
          </table:table-cell>
          <table:table-cell office:value-type="string" calcext:value-type="string">
            <text:p>change version number</text:p>
          </table:table-cell>
          <table:table-cell table:style-name="ce52" office:value-type="string" calcext:value-type="string">
            <text:p>Installer exe</text:p>
          </table:table-cell>
          <table:table-cell table:style-name="ce52" office:value-type="string" calcext:value-type="string">
            <text:p>appdata</text:p>
          </table:table-cell>
          <table:table-cell table:style-name="ce53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86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3"/>
          <table:table-cell/>
          <table:table-cell table:style-name="ce39"/>
          <table:table-cell table:style-name="ce47" office:value-type="string" calcext:value-type="string">
            <text:p>zip webFile</text:p>
          </table:table-cell>
          <table:table-cell/>
          <table:table-cell table:style-name="ce52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2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52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3"/>
          <table:table-cell/>
          <table:table-cell table:style-name="ce39"/>
          <table:table-cell table:number-columns-repeated="13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cr</text:p>
          </table:table-cell>
          <table:table-cell table:style-name="ce19"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2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9"/>
          <table:table-cell table:style-name="ce48" office:value-type="string" calcext:value-type="string">
            <text:p>'/VERYSILENT...'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cr</text:p>
          </table:table-cell>
          <table:table-cell table:style-name="ce19"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6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17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6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6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6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6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3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number-columns-repeated="13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6"/>
          <table:table-cell table:number-columns-repeated="15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cr</text:p>
          </table:table-cell>
          <table:table-cell table:number-columns-repeated="18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like winlockless</text:p>
          </table:table-cell>
          <table:table-cell table:number-columns-repeated="18"/>
          <table:table-cell table:number-columns-repeated="2" table:style-name="ce52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17"/>
          <table:table-cell table:style-name="ce63"/>
          <table:table-cell/>
          <table:table-cell table:style-name="ce72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daemontoolslit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slo.ru</text:p>
          </table:table-cell>
          <table:table-cell table:style-name="ce52"/>
          <table:table-cell table:style-name="ce52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instalki.p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style-name="ce35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4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6"/>
          <table:table-cell table:style-name="ce58"/>
          <table:table-cell table:number-columns-repeated="5"/>
          <table:table-cell table:style-name="ce52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6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52" office:value-type="string" calcext:value-type="string">
            <text:p>OWNCLOUD</text:p>
          </table:table-cell>
          <table:table-cell table:style-name="ce52"/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dume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"/>
          <table:table-cell table:style-name="ce31"/>
          <table:table-cell table:number-columns-repeated="14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5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number-columns-repeated="13"/>
          <table:table-cell table:style-name="ce59"/>
          <table:table-cell table:number-columns-repeated="4"/>
          <table:table-cell table:style-name="ce52"/>
          <table:table-cell table:style-name="ce75"/>
          <table:table-cell table:style-name="ce52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style-name="ce36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style-name="ce36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flar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 +-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fritzin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 +-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amedownload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nymotio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2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heroesofnewerth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7"/>
          <table:table-cell table:number-columns-repeated="16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2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5"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style-name="ce37"/>
          <table:table-cell table:number-columns-repeated="17"/>
          <table:table-cell table:style-name="ce72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style-name="ce37"/>
          <table:table-cell table:number-columns-repeated="16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style-name="ce37"/>
          <table:table-cell table:number-columns-repeated="15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style-name="ce37"/>
          <table:table-cell table:number-columns-repeated="16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52" office:value-type="string" calcext:value-type="string">
            <text:p>comss.ru</text:p>
          </table:table-cell>
          <table:table-cell table:style-name="ce52"/>
          <table:table-cell table:style-name="ce52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0" office:value-type="string" calcext:value-type="string">
            <text:p>ligh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littleregistry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lftoo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alwarebyt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midori-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inetes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usecontroll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5">
          <table:table-cell table:style-name="ce20" office:value-type="string" calcext:value-type="string">
            <text:p>mro-laun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number-columns-repeated="12"/>
          <table:table-cell table:style-name="ce58"/>
          <table:table-cell table:number-columns-repeated="5"/>
          <table:table-cell table:style-name="ce52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free</text:p>
          </table:table-cell>
          <table:table-cell table:style-name="ce35" office:value-type="string" calcext:value-type="string">
            <text:p>notSilent</text:p>
          </table:table-cell>
          <table:table-cell table:number-columns-repeated="2"/>
          <table:table-cell table:style-name="Default"/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2" table:number-columns-repeated="2"/>
          <table:table-cell table:style-name="ce71"/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opswatsecurityscor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msi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otter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 +-</text:p>
          </table:table-cell>
          <table:table-cell table:number-columns-repeated="3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7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 +-</text:p>
          </table:table-cell>
          <table:table-cell table:number-columns-repeated="5"/>
          <table:table-cell table:style-name="ce56"/>
          <table:table-cell table:number-columns-repeated="4"/>
          <table:table-cell table:style-name="ce57" office:value-type="string" calcext:value-type="string">
            <text:p>ERROR UNINSTALLING</text:p>
          </table:table-cell>
          <table:table-cell table:style-name="ce5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partitionwizar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irate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2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-------</text:p>
          </table:table-cell>
          <table:table-cell table:number-columns-repeated="3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style-name="ce35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style-name="ce35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revouninstaller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rmprepusb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1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office:value-type="string" calcext:value-type="string">
            <text:p>msi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softwareinformer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2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5" office:value-type="string" calcext:value-type="string">
            <text:p>notSilent</text:p>
          </table:table-cell>
          <table:table-cell table:number-columns-repeated="16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office:value-type="string" calcext:value-type="string">
            <text:p>careful manual version number</text:p>
          </table:table-cell>
          <table:table-cell table:number-columns-repeated="2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1" office:value-type="string" calcext:value-type="string">
            <text:p>'/VERYSILENT...' AppData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5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2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5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5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style-name="ce37"/>
          <table:table-cell table:number-columns-repeated="15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5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5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5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7" office:value-type="string" calcext:value-type="string">
            <text:p>like acr +-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5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360ts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6"/>
          <table:table-cell table:number-columns-repeated="4"/>
          <table:table-cell table:style-name="ce57" office:value-type="string" calcext:value-type="string">
            <text:p>ERROR UNINSTALLING</text:p>
          </table:table-cell>
          <table:table-cell table:style-name="ce5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0" office:value-type="string" calcext:value-type="string">
            <text:p>win-youtube-d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style-name="ce52" table:number-columns-repeated="2"/>
          <table:table-cell table:style-name="ce77"/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50" office:value-type="string" calcext:value-type="string">
            <text:p>webFil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style-name="ce37"/>
          <table:table-cell table:number-columns-repeated="16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2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contig</text:p>
          </table:table-cell>
          <table:table-cell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2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/>
          <table:table-cell table:formula="of:=SUM([.B3:.B168])" office:value-type="float" office:value="90" calcext:value-type="float">
            <text:p>90</text:p>
          </table:table-cell>
          <table:table-cell table:formula="of:=SUM([.C3:.C168])" office:value-type="float" office:value="2" calcext:value-type="float">
            <text:p>2</text:p>
          </table:table-cell>
          <table:table-cell table:number-columns-repeated="20"/>
          <table:table-cell table:style-name="ce52" table:number-columns-repeated="4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1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1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1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51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11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39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 table:number-rows-repeated="104829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08:15.6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21:54:58.611000000</dc:date>
    <meta:editing-duration>PT21H24M3S</meta:editing-duration>
    <meta:editing-cycles>214</meta:editing-cycles>
    <meta:generator>LibreOffice/4.3.4.1$Windows_x86 LibreOffice_project/bc356b2f991740509f321d70e4512a6a54c5f243</meta:generator>
    <meta:document-statistic meta:table-count="2" meta:cell-count="1284" meta:object-count="0"/>
  </office:meta>
</office:document-meta>
</file>